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text-properties officeooo:paragraph-rsid="000946df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102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946df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loext:opacity="100%" officeooo:rsid="000a3173" officeooo:paragraph-rsid="000a3173"/>
    </style:style>
    <style:style style:name="T1" style:family="text">
      <style:text-properties style:font-name="Constantia" fo:font-size="12pt" style:font-size-asian="12pt"/>
    </style:style>
    <style:style style:name="T2" style:family="text">
      <style:text-properties style:font-name="Constantia" fo:font-size="12pt" officeooo:rsid="0008102e" style:font-size-asian="12pt"/>
    </style:style>
    <style:style style:name="T3" style:family="text">
      <style:text-properties style:font-name="Constantia" fo:font-size="12pt" officeooo:rsid="000946df" style:font-size-asian="12pt"/>
    </style:style>
    <style:style style:name="T4" style:family="text">
      <style:text-properties style:font-name="Constantia" fo:font-size="12pt" officeooo:rsid="000a3173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ABLAS: </text:span></text:p>
      <text:p text:style-name="P2"><text:span text:style-name="T1"><text:s/></text:span></text:p>
      <text:p text:style-name="P3"><text:span text:style-name="T1">Personas (</text:span><text:span text:style-name="T2">ID_PERSONA, dni</text:span><text:span text:style-name="T1">, c.u.i.t, apellido, nombre, email, calle-nro-piso-depto) <text:s/></text:span></text:p>
      <text:p text:style-name="P3"><text:span text:style-name="T1"/></text:p>
      <text:p text:style-name="P3"><text:span text:style-name="T1">Teléfonos (</text:span><text:span text:style-name="T2">ID_TELEFONOS, número</text:span><text:span text:style-name="T1">) <text:s/></text:span></text:p>
      <text:p text:style-name="P3"><text:span text:style-name="T1"><text:s/></text:span></text:p>
      <text:p text:style-name="P3"><text:span text:style-name="T1">Personas_teléfonos (ID_PERSONAS_TELÉFONOS, </text:span><text:span text:style-name="T2">id_persona,</text:span><text:span text:style-name="T1"> </text:span><text:span text:style-name="T2">id_telefono*</text:span><text:span text:style-name="T1">) <text:s/></text:span></text:p>
      <text:p text:style-name="P3"><text:span text:style-name="T1"/></text:p>
      <text:p text:style-name="P2"><text:span text:style-name="T1">Empleados (</text:span><text:span text:style-name="T2">ID_EMPLEADO, id_persona*</text:span><text:span text:style-name="T1">, fecha_de_ingreso, fecha_de_nacimiento, cant_hijos, nro_empleado) <text:s/></text:span></text:p>
      <text:p text:style-name="P2"><text:span text:style-name="T1"/></text:p>
      <text:p text:style-name="P3"><text:span text:style-name="T1">Clientes (</text:span><text:span text:style-name="T2">ID_CLIENTE, id_persona*</text:span><text:span text:style-name="T1">, código_cliente) <text:s/></text:span></text:p>
      <text:p text:style-name="P2"><text:span text:style-name="T1"><text:s/></text:span></text:p>
      <text:p text:style-name="P2"><text:span text:style-name="T1">Ventas (</text:span><text:span text:style-name="T2">ID_VENTA, nro_ticket_fiscal</text:span><text:span text:style-name="T1">, </text:span><text:span text:style-name="T2">id</text:span><text:span text:style-name="T1">_empleado*, fecha, hora, id_cliente*, id_método_abonado*) <text:s/></text:span></text:p>
      <text:p text:style-name="P2"><text:span text:style-name="T1"><text:s/></text:span></text:p>
      <text:p text:style-name="P2"><text:span text:style-name="T1">Articulos (</text:span><text:span text:style-name="T2">ID_ARTICULO, nro_articulo</text:span><text:span text:style-name="T1">, precio, tamaño, nombre, stock, descripción) <text:s/></text:span></text:p>
      <text:p text:style-name="P2"><text:span text:style-name="T1"><text:s/></text:span></text:p>
      <text:p text:style-name="P2"><text:span text:style-name="T1">Incluidos (ID_INCLUIDOS, </text:span><text:span text:style-name="T2">id_venta*,</text:span><text:span text:style-name="T1"> </text:span><text:span text:style-name="T2">id_articulo*</text:span><text:span text:style-name="T1">, precio_de_venta, cantidad) <text:s/></text:span></text:p>
      <text:p text:style-name="P2"><text:span text:style-name="T1"/></text:p>
      <text:p text:style-name="P2"><text:span text:style-name="T1">Bancos (</text:span><text:span text:style-name="T2">ID_BANCO, nombre</text:span><text:span text:style-name="T1">, descripción) <text:s/></text:span></text:p>
      <text:p text:style-name="P2"><text:span text:style-name="T1"/></text:p>
      <text:p text:style-name="P3"><text:span text:style-name="T1">Entidad_emisora (</text:span><text:span text:style-name="T2">ID_EMISORA, nombre</text:span><text:span text:style-name="T1">, descripci</text:span><text:span text:style-name="T4">ó</text:span><text:span text:style-name="T1">n) <text:s/></text:span></text:p>
      <text:p text:style-name="P2"><text:span text:style-name="T1"><text:s/></text:span></text:p>
      <text:p text:style-name="P3"><text:span text:style-name="T1">Método_abonado (ID_MÉTODO_ABONADO, </text:span><text:span text:style-name="T3">descripción</text:span><text:span text:style-name="T1">) <text:s/></text:span></text:p>
      <text:p text:style-name="P3"><text:span text:style-name="T1"/></text:p>
      <text:p text:style-name="P3"><text:span text:style-name="T1">Débito (ID_MÉTODO_ABONADO, nombre, número_de_tarjeta, id_entidad_emisora) <text:s text:c="2"/></text:span></text:p>
      <text:p text:style-name="P2"><text:span text:style-name="T1"><text:s/></text:span></text:p>
      <text:p text:style-name="P1"><text:span text:style-name="T1">Crédito ( ID_MÉTODO_ABONADO, nombre, número_de_tarjeta, id_entidad_emisora cantidad_de_cuotas) <text:s/></text:span></text:p>
      <text:p text:style-name="P1"><text:span text:style-name="T1"/></text:p>
      <text:p text:style-name="P4"><text:span text:style-name="T1">Efectivo (ID_MÉTODO_ABONADO) </text:span></text:p>
      <text:p text:style-name="P4"><text:span text:style-name="T1"/></text:p>
      <text:p text:style-name="P5"><text:span text:style-name="T1">REVISARL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7T16:03:19.501000000</meta:creation-date>
    <dc:date>2021-09-27T18:13:19.280000000</dc:date>
    <meta:editing-duration>PT1H29M29S</meta:editing-duration>
    <meta:editing-cycles>1</meta:editing-cycles>
    <meta:document-statistic meta:table-count="0" meta:image-count="0" meta:object-count="0" meta:page-count="1" meta:paragraph-count="23" meta:word-count="75" meta:character-count="967" meta:non-whitespace-character-count="872"/>
    <meta:generator>LibreOffice/7.0.6.2$Windows_X86_64 LibreOffice_project/144abb84a525d8e30c9dbbefa69cbbf2d8d4ae3b</meta:generator>
  </office:meta>
</office:document-meta>
</file>